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📝 Урок 2. IDE, Big O, массивы и HashTables</text:h>
      <text:h text:style-name="Heading_20_3" text:outline-level="3">Настройка окружения</text:h>
      <text:list text:style-name="L1">
        <text:list-item>
          <text:p text:style-name="P1">Для JavaScript: <text:span text:style-name="Strong_20_Emphasis">IntelliJ IDEA</text:span></text:p>
        </text:list-item>
        <text:list-item>
          <text:p text:style-name="P1">Для Python: <text:span text:style-name="Strong_20_Emphasis">PyCharm</text:span></text:p>
        </text:list-item>
        <text:list-item>
          <text:p text:style-name="P1">Новичкам достаточно установить IDE и запустить первую задачу</text:p>
        </text:list-item>
        <text:list-item>
          <text:p text:style-name="P1">Остальные могут использовать любимую среду разработки</text:p>
        </text:list-item>
      </text:list>
      <text:h text:style-name="Heading_20_3" text:outline-level="3">Работа с IDE</text:h>
      <text:list text:style-name="L2">
        <text:list-item>
          <text:p text:style-name="P2">Показан дебаггер:</text:p>
          <text:list>
            <text:list-item>
              <text:p text:style-name="P2">пошаговое выполнение кода</text:p>
            </text:list-item>
            <text:list-item>
              <text:p text:style-name="P2">проверка значений переменных</text:p>
            </text:list-item>
            <text:list-item>
              <text:p text:style-name="P2">поиск ошибок</text:p>
            </text:list-item>
          </text:list>
        </text:list-item>
        <text:list-item>
          <text:p text:style-name="P2">Важно учиться <text:span text:style-name="Strong_20_Emphasis">дебажить</text:span>, а не просто писать код</text:p>
        </text:list-item>
      </text:list>
      <text:h text:style-name="Heading_20_3" text:outline-level="3">Big O (асимптотическая сложность)</text:h>
      <text:list text:style-name="L3">
        <text:list-item>
          <text:p text:style-name="P3">Big O показывает <text:span text:style-name="Strong_20_Emphasis">порядок роста</text:span> времени или памяти алгоритма</text:p>
        </text:list-item>
        <text:list-item>
          <text:p text:style-name="P3">Буква <text:span text:style-name="Strong_20_Emphasis">O</text:span> — от <text:span text:style-name="Emphasis">Order of growth</text:span></text:p>
        </text:list-item>
        <text:list-item>
          <text:p text:style-name="P3">Введено Эдмундом Ландау (начало XX века)</text:p>
        </text:list-item>
      </text:list>
      <text:p text:style-name="Text_20_body"><text:span text:style-name="Strong_20_Emphasis">Примеры сложности:</text:span></text:p>
      <text:list text:style-name="L4">
        <text:list-item>
          <text:p text:style-name="P4">O(n) — линейная сложность</text:p>
        </text:list-item>
        <text:list-item>
          <text:p text:style-name="P4">O(n²) — квадратичная сложность (вложенные циклы)</text:p>
        </text:list-item>
      </text:list>
      <text:h text:style-name="Heading_20_3" text:outline-level="3">Массивы (Arrays)</text:h>
      <text:list text:style-name="L5">
        <text:list-item>
          <text:p text:style-name="P5">Упорядоченная структура данных</text:p>
        </text:list-item>
        <text:list-item>
          <text:p text:style-name="P5">Доступ к элементам по индексу — O(1)</text:p>
        </text:list-item>
        <text:list-item>
          <text:p text:style-name="P5">Чтобы найти значение — нужно пройти весь массив → O(n)</text:p>
        </text:list-item>
      </text:list>
      <text:h text:style-name="Heading_20_3" text:outline-level="3">HashTables (Set / Map)</text:h>
      <text:list text:style-name="L6">
        <text:list-item>
          <text:p text:style-name="P6">Поиск, добавление, удаление — ~O(1)</text:p>
        </text:list-item>
        <text:list-item>
          <text:p text:style-name="P6">Требуют больше памяти, чем массив</text:p>
        </text:list-item>
        <text:list-item>
          <text:p text:style-name="P6">Реализованы по-разному в разных языках</text:p>
        </text:list-item>
        <text:list-item>
          <text:p text:style-name="P6">Под капотом используют массив</text:p>
        </text:list-item>
        <text:list-item>
          <text:p text:style-name="P6">При росте количества элементов могут перестраиваться (издержки)</text:p>
        </text:list-item>
      </text:list>
      <text:h text:style-name="Heading_20_3" text:outline-level="3"><text:soft-page-break/>Пример задачи</text:h>
      <text:p text:style-name="Text_20_body"><text:span text:style-name="Strong_20_Emphasis">Contains Duplicate (LeetCode)</text:span></text:p>
      <text:list text:style-name="L7">
        <text:list-item>
          <text:p text:style-name="P7">Решение через вложенные циклы — O(n²)</text:p>
        </text:list-item>
        <text:list-item>
          <text:p text:style-name="P7">Решение через Set — O(n)</text:p>
        </text:list-item>
      </text:list>
      <text:h text:style-name="Heading_20_3" text:outline-level="3">Задание на неделю</text:h>
      <text:list text:style-name="L8">
        <text:list-item>
          <text:p text:style-name="P8">Решить задачу:</text:p>
          <text:list>
            <text:list-item>
              <text:p text:style-name="P8">вариант с вложенными циклами</text:p>
            </text:list-item>
            <text:list-item>
              <text:p text:style-name="P8">вариант с HashTable (Set)</text:p>
            </text:list-item>
          </text:list>
        </text:list-item>
        <text:list-item>
          <text:p text:style-name="P8">Использовать дебаггер</text:p>
        </text:list-item>
        <text:list-item>
          <text:p text:style-name="P8">Залить оба решения на LeetCode</text:p>
        </text:list-item>
        <text:list-item>
          <text:p text:style-name="P8">Завести аккаунт на LeetCode (лучше через Google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3:13:02.080515391</meta:creation-date>
    <dc:date>2026-02-01T13:14:03.188754098</dc:date>
    <meta:editing-duration>PT1M1S</meta:editing-duration>
    <meta:editing-cycles>1</meta:editing-cycles>
    <meta:document-statistic meta:table-count="0" meta:image-count="0" meta:object-count="0" meta:page-count="2" meta:paragraph-count="40" meta:word-count="212" meta:character-count="1285" meta:non-whitespace-character-count="1139"/>
    <meta:generator>LibreOffice/25.8.4.2$Linux_X86_64 LibreOffice_project/580$Build-2</meta:generator>
  </office:meta>
</office:document-meta>
</file>